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26879" officeooo:paragraph-rsid="00126879"/>
    </style:style>
    <style:style style:name="P2" style:family="paragraph" style:parent-style-name="Standard">
      <style:text-properties style:font-name="Arial" officeooo:rsid="00127090" officeooo:paragraph-rsid="00127090"/>
    </style:style>
    <style:style style:name="P3" style:family="paragraph" style:parent-style-name="Standard">
      <style:text-properties style:font-name="Arial" officeooo:rsid="0013d7eb" officeooo:paragraph-rsid="0013d7eb"/>
    </style:style>
    <style:style style:name="P4" style:family="paragraph" style:parent-style-name="Standard">
      <style:text-properties style:font-name="Arial" officeooo:rsid="00153e76" officeooo:paragraph-rsid="0013d7eb"/>
    </style:style>
    <style:style style:name="P5" style:family="paragraph" style:parent-style-name="Standard">
      <style:text-properties style:font-name="Arial" officeooo:rsid="00153e76" officeooo:paragraph-rsid="00153e76"/>
    </style:style>
    <style:style style:name="P6" style:family="paragraph" style:parent-style-name="Standard">
      <style:paragraph-properties fo:text-align="center" style:justify-single-word="false"/>
      <style:text-properties fo:color="#800000" style:font-name="Arial" fo:font-weight="bold" officeooo:rsid="00126879" officeooo:paragraph-rsid="00126879" style:font-weight-asian="bold"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officeooo:rsid="001270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nom de l’artiste </text:p>
      <text:p text:style-name="P1">le titre de l’oeuvre </text:p>
      <text:p text:style-name="P1">la date </text:p>
      <text:p text:style-name="P1">le support </text:p>
      <text:p text:style-name="P1"/>
      <text:p text:style-name="P1"/>
      <text:p text:style-name="P6">Les ateliers d’artistes et les commandes des cours italiennes </text:p>
      <text:p text:style-name="P1">- Le quattrocento : nouveauté : antiquité, perspective, ombre porté</text:p>
      <text:p text:style-name="P1">place l’homme au centre, changement sociétaux </text:p>
      <text:p text:style-name="P1">Italie : berceau mais aussi l’Europe : Duché de Bourgogne + Pays Bas </text:p>
      <text:p text:style-name="P1">Echange commerciaux qui se développe </text:p>
      <text:p text:style-name="P1"/>
      <text:p text:style-name="P1">Cour italienne : espace habité par le prince donc le seigneur d’un territoire mais également … </text:p>
      <text:p text:style-name="P1"/>
      <text:p text:style-name="P1">Quels sont le enjeu de l’art dans le cours italienne ? </text:p>
      <text:p text:style-name="P1"/>
      <text:p text:style-name="P1">I) relation entre d’artiste et cours italienne</text:p>
      <text:p text:style-name="P1"/>
      <text:p text:style-name="P1">Cour italienne : 13<text:span text:style-name="T1">e</text:span> siècle : tention entre le st empire romain germanique et la papauté italienne : guelfes et Gibelins </text:p>
      <text:p text:style-name="P1">Tension : affaiblissement </text:p>
      <text:p text:style-name="P1">Hommes qui deviennent seigneur : Este, Gonzague </text:p>
      <text:p text:style-name="P1"><text:s/>seigneurie urbaine = cour italienne </text:p>
      <text:p text:style-name="P1">cherche reconnaissance à travers l’art </text:p>
      <text:p text:style-name="P1"/>
      <text:p text:style-name="P1">Les ateliers d’artistes : </text:p>
      <text:p text:style-name="P1">dans sa maison, à côté ou cour dans laquel il travail : peinture, sculpture, gravure </text:p>
      <text:p text:style-name="P1">l’éléve : apprenti : ménage à la création de couleur puis assistant puis maître </text:p>
      <text:p text:style-name="P1">si le maître un beaucoup ‘élèves connu : réputation </text:p>
      <text:p text:style-name="P1">Cinqecentro : ne dépende plus des atelier et travail seul </text:p>
      <text:p text:style-name="P1"/>
      <text:p text:style-name="P1">Mécénat : protection des arts </text:p>
      <text:p text:style-name="P1">Le mcène : avoir une grande richesse : chacun cour culture propre </text:p>
      <text:p text:style-name="P1"/>
      <text:p text:style-name="P1">Ferrare et famille d’Este : </text:p>
      <text:p text:style-name="P1">environnement idyllique, couloir commercial, revenu de la ville par le commerce </text:p>
      <text:p text:style-name="P1">Gouverner par famille d’Este : membre chevaleresque et intellectuel </text:p>
      <text:p text:style-name="P1"/>
      <text:p text:style-name="P1">Leonello d’Este : fondamental pour le developpement de Ferrare : culture humaniste + réflexion : commence traité </text:p>
      <text:p text:style-name="P1">Commence son portrait pas Pisanello artiste accompli : peintre dessinateur médailleur : connaît une évolution dans l’art au côté de Fabriano (Montoue + Ferrare) portraitiste officielle de Ferrare </text:p>
      <text:p text:style-name="P1"/>
      <text:p text:style-name="P1">→ <text:s/>Portrait de Leonellod’Este </text:p>
      <text:p text:style-name="P1">portrait en buste pas de perspective, met en évidence la volonté de la famille de faire chevalerie, brun, coupe au bol (MA) + poupre point (vêtement MA) riche habit ! </text:p>
      <text:p text:style-name="P1">Décor de milles fleurs : rappel tapisserie médiéval </text:p>
      <text:p text:style-name="P1">composition de profil : monnaie antique </text:p>
      <text:p text:style-name="P1"/>
      <text:p text:style-name="P1">→ Portrait d’une princesse d’Este, Pisanello : </text:p>
      <text:p text:style-name="P1"><text:soft-page-break/>tout les canons esthétique médieval, <text:span text:style-name="T3">atttiude hyratique </text:span></text:p>
      <text:p text:style-name="P2">Génévra sœur de Leonello d’Este : fleur + vase avec perle (symbole d’Este) </text:p>
      <text:p text:style-name="P2"/>
      <text:p text:style-name="P2">Bible de Borso d’Este </text:p>
      <text:p text:style-name="P2">→ Salons des mois dans le palais Schifanoia : 12m/25 peint par Cossa </text:p>
      <text:p text:style-name="P2">décor pour montrer le bon gvrt </text:p>
      <text:p text:style-name="P2">salle pour réception </text:p>
      <text:p text:style-name="P2">trois registres : mois et activté humaines, signes astro, vie de Borso (chasse, rend justice…) les mois séparer par colonne en trompe l’oeil </text:p>
      <text:p text:style-name="P2">- salon avril : palais, mars qui rend hommage à Venus, position rappel médival courtoise, trois grâces(esthétique nouveau de la reconnaissance), groupe de deux femmes tourné vers un homme, haies de rose</text:p>
      <text:p text:style-name="P2">= primat social de l’amour </text:p>
      <text:p text:style-name="P2">2° registre : une des pléiade, démons, taureau, = symbolique complexe = allégorie de la parathélon </text:p>
      <text:p text:style-name="P2">3° : nobles regardent prostitué, Borso rentrent de la chasse , colombe se bat, borso paies</text:p>
      <text:p text:style-name="P2"/>
      <text:p text:style-name="P2">= Borso montre qu’il est au dessus, de place en divinité, printemps (amour), salle permet de montrer qu’il tient son pouvoir et sagesse de l’ordre universel </text:p>
      <text:p text:style-name="P2"/>
      <text:p text:style-name="P2">→ Portrait Francesco d’Este Rogier Van der Weyden : éduquer à la cour de Bourgogne</text:p>
      <text:p text:style-name="P2">→ Portrait d’Antoine </text:p>
      <text:p text:style-name="P2">= même regard, même habit, tienne même attribut dans la main : de chevalerie : bague (symbole de tournoi) </text:p>
      <text:p text:style-name="P2">= mettre le statue des Este au même rend que se de Bourgogne. </text:p>
      <text:p text:style-name="P2"/>
      <text:p text:style-name="P2">Ercole d’Este : gouverne sous titre de Duc, fait de nombreux projet à Ferrare politique et économique </text:p>
      <text:p text:style-name="P2">commandite projet à Biagio Rossetti (artiste de Bologne) : Addizione Erculea : extension urbaine : superfice de Ferrare qui grandi </text:p>
      <text:p text:style-name="P2">cité qui s’organise sous deux axes principaux </text:p>
      <text:p text:style-name="P2">enjeux : politque et économique, reconnaissance et de prestige </text:p>
      <text:p text:style-name="P2">→ Palais des Diamants : ré emploi des palais florentin, retrouve plusieurs élément : cour interne + corniche marcapiano : pour horizontalité et fenêtre à l’appui </text:p>
      <text:p text:style-name="P2">façade couverte de marbre blanc, bossage n pointe de diamant (montre goût riche + défense + force que la famille veut montrer) </text:p>
      <text:p text:style-name="P2"/>
      <text:p text:style-name="P2">→ La Lamentation autour du Christ, Mazzoni </text:p>
      <text:p text:style-name="P2">montre théâtre </text:p>
      <text:p text:style-name="P2">terre cuite </text:p>
      <text:p text:style-name="P2">pour église santa maria della rosta </text:p>
      <text:p text:style-name="P2">montre Ercole d’Este et sa femme : chapeau en fourrure = noblesse </text:p>
      <text:p text:style-name="P2">personnage expressif mais similaire </text:p>
      <text:p text:style-name="P2">noble de démarque par une tristesse digne </text:p>
      <text:p text:style-name="P2">terre cuite : évocation de la Bible + éphémère </text:p>
      <text:p text:style-name="P2"/>
      <text:p text:style-name="P2">III. Mantoue et les Gonzague</text:p>
      <text:p text:style-name="P2">Mantoue : centre nord de Italie, marquisat, propriétaire foncier puissant </text:p>
      <text:p text:style-name="P2">condottieri : mercenaire </text:p>
      <text:p text:style-name="P2">territoire marécageux </text:p>
      <text:p text:style-name="P2">mettre en plus défense contre la menace truque. </text:p>
      <text:p text:style-name="P2">Prestige en faisant beaucoup de cadeaux </text:p>
      <text:p text:style-name="P2"><text:soft-page-break/>ville petite mais peu prestigieuse : fait beaucoup de travaux pour accueillir le pape </text:p>
      <text:p text:style-name="P2">cour papal : 8 mois à Mantoue </text:p>
      <text:p text:style-name="P2">Alberti : secrétaire papal puis fait l’église Saint Sebastiano + Saint Andrea </text:p>
      <text:p text:style-name="P2">= pape choqué par l’humidité de la ville </text:p>
      <text:p text:style-name="P2">beaucoup de maladie : maléria </text:p>
      <text:p text:style-name="P3"/>
      <text:p text:style-name="P3">→ Le palais Ducale </text:p>
      <text:p text:style-name="P3">500 pièces, 34000m carré, famille au premier étage, 1000 serviteurs, transformé en musée </text:p>
      <text:p text:style-name="P3"/>
      <text:p text:style-name="P3">→ Pisanello(fuit à Mantoue et retourne à Ferrare, refuse de rentrer à la cour par Ferrare le retient) , Saint Georges délivrant la princesse Trézibonde </text:p>
      <text:p text:style-name="P3"/>
      <text:p text:style-name="P3">Saint Geogres : saint patron des Gonzague </text:p>
      <text:p text:style-name="P3">influence chevaleresque, architecture gothique du fond, </text:p>
      <text:p text:style-name="P3">famille des Gonzague : œuvre de protagonde pour souligner leur noblesse </text:p>
      <text:p text:style-name="P3"/>
      <text:p text:style-name="P3">Montegna et le statue de Familiaris : </text:p>
      <text:p text:style-name="P3">à 10 rentre dans l’atelier de Squarcione, ouvre on atelier à 17ans, peintre de cour, bon salaire (plus haut salaire de la cour), nommé familiaris, se statue lui permet de faire partie de la famille mais aussi de connaître une assention social </text:p>
      <text:p text:style-name="P3"/>
      <text:p text:style-name="P3">→ chambre des époux : archietcture de la pièces, frsques : membre de la famille dans leur activité quotidienne, but : impressionné, 9ans de travaux → long donc voit le gens vieillir : donc bonne représentation </text:p>
      <text:p text:style-name="P3">Détails de l’occulus en trompe l’oeil : humour + symbole = les personnages féminin représente les différent statue conjugaux, le peau (étape du mariage) </text:p>
      <text:p text:style-name="P3">mur nord : la cour </text:p>
      <text:p text:style-name="P3">Ludovico : pantoufle </text:p>
      <text:p text:style-name="P3">mur ouest : la rencontre : Ludovico est au même rang </text:p>
      <text:p text:style-name="P3">= montre le bon gouvernement </text:p>
      <text:p text:style-name="P3"/>
      <text:p text:style-name="P3">Francesco II des Gonzague et sa femme Isabella d’Este : </text:p>
      <text:p text:style-name="P3">Passion pour chevaux </text:p>
      <text:p text:style-name="P3"/>
      <text:p text:style-name="P3">→ Eglise Sant’Andrea : architecture spatieuse, à l’antique, moyen de montrer puissance + victoire militaire </text:p>
      <text:p text:style-name="P3">intérieur : pour accueillir le « presieux saint » montrer leur richesse </text:p>
      <text:p text:style-name="P4">gna demande à être enterrer dans une de ses chapelles : les Gonzague accepte : montre son importance de statue </text:p>
      <text:p text:style-name="P4"/>
      <text:p text:style-name="P5">Frederico II de Gonzague </text:p>
      <text:p text:style-name="P5">Duc par Charles Quint </text:p>
      <text:p text:style-name="P5">Admisration pour Charles Quint </text:p>
      <text:p text:style-name="P5">faisant de Mantoue un centre majeur de l’art </text:p>
      <text:p text:style-name="P5"/>
      <text:p text:style-name="P5">Giulio Romano (universel, auprès de Raphael) <text:s/>Palazzo Té se situe en dehors de la ville où se trouver le hara de la famille, lieu de divertissement + délassement </text:p>
      <text:p text:style-name="P5">A l’interieur beaucoup de salles : toutes décorer différement : vertu de la famille des Gonzague + passion amoureuse = glorifier cette famille </text:p>
      <text:p text:style-name="P5"/>
      <text:p text:style-name="P5">→ Salle des Géants </text:p>
      <text:p text:style-name="P5"><text:soft-page-break/>fresque grandiose </text:p>
      <text:p text:style-name="P5">programme iconographique particulière </text:p>
      <text:p text:style-name="P5">message politique double : fidélité à Charles Quint + venter les missions politique et militaire de Quint. <text:s/></text:p>
      <text:p text:style-name="P5">= glorification de Charles Quint </text:p>
      <text:p text:style-name="P5">aigle : représente les Gonzague : aigles noir doubles </text:p>
      <text:p text:style-name="P5">Punition des géants </text:p>
      <text:p text:style-name="P5">Jupiter : Charles Quint </text:p>
      <text:p text:style-name="P5">les géant tombent : référence aux princes italien qui arrivent pas à venir au pouvoir </text:p>
      <text:p text:style-name="P5">géant : exagéré </text:p>
      <text:p text:style-name="P5">architecture antique qui s’écoule : rupture, effet d’étouffement </text:p>
      <text:p text:style-name="P5">manieriste (condition pour organiser l’espace)  : code </text:p>
      <text:p text:style-name="P2"/>
      <text:p text:style-name="P5">→ La salle de Pysché et Amour, Jules Romain </text:p>
      <text:p text:style-name="P5">décor du mythe de Pschyé et amour : amour sensuelle, amour et l’âme = le plafond est composé d’un caisson central </text:p>
      <text:p text:style-name="P5">prétaration des noces + noces elle même </text:p>
      <text:p text:style-name="P5">= montre que la cour est vivante et qu’ils aiment la vie </text:p>
      <text:p text:style-name="P5"/>
      <text:p text:style-name="P5"/>
      <text:p text:style-name="P5">Conclusion : Les cours italienne utilisent pour leur glorification et montre leur enpreinte sur le territoire, reflet de leur actions, témoin militaire et histoire de leur pouvoirs, les ateliers peuvent un haut niveau social. </text:p>
      <text:p text:style-name="P5"/>
      <text:p text:style-name="P5">Mécénat : plusieurs forme </text:p>
      <text:p text:style-name="P5">Mécénat papal : pour représenter la religio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3:34:59.122000000</meta:creation-date>
    <meta:generator>LibreOffice/5.3.7.2$Windows_X86_64 LibreOffice_project/6b8ed514a9f8b44d37a1b96673cbbdd077e24059</meta:generator>
    <dc:date>2018-03-05T14:39:02.218000000</dc:date>
    <meta:editing-duration>PT10M42S</meta:editing-duration>
    <meta:editing-cycles>1</meta:editing-cycles>
    <meta:document-statistic meta:table-count="0" meta:image-count="0" meta:object-count="0" meta:page-count="4" meta:paragraph-count="119" meta:word-count="1272" meta:character-count="7797" meta:non-whitespace-character-count="6526"/>
  </office:meta>
</office:document-meta>
</file>